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Helvetica" svg:font-family="Helvetica, Arial, sans-serif"/>
    <style:font-face style:name="Roboto" svg:font-family="Roboto, RobotoDraft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5pt" fo:letter-spacing="normal" fo:font-style="normal" fo:font-weight="normal" officeooo:rsid="0020ce35" officeooo:paragraph-rsid="0020ce35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5pt" fo:letter-spacing="normal" fo:font-style="normal" fo:font-weight="normal" officeooo:rsid="0024792d" officeooo:paragraph-rsid="0024792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5pt" fo:letter-spacing="normal" fo:font-style="italic" fo:font-weight="normal" style:font-style-asian="italic" style:font-style-complex="italic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b4f56" style:font-name="Helvetica" fo:font-size="10.5pt" fo:letter-spacing="normal" fo:font-style="normal" fo:font-weight="normal" officeooo:rsid="0027c343" officeooo:paragraph-rsid="0027c343" style:font-style-asian="italic" style:font-style-complex="italic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b4f56" style:font-name="Helvetica" fo:font-size="10.5pt" fo:letter-spacing="normal" fo:font-style="normal" fo:font-weight="normal" officeooo:rsid="0027c343" officeooo:paragraph-rsid="003b14bd" style:font-style-asian="italic" style:font-style-complex="italic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size="12pt" officeooo:rsid="0024792d" officeooo:paragraph-rsid="0024792d" style:font-size-asian="10.5pt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size="12pt" officeooo:paragraph-rsid="002142b9" style:font-size-asian="10.5pt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size="12pt" officeooo:paragraph-rsid="0022e521" style:font-size-asian="10.5pt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size="12pt" officeooo:paragraph-rsid="002c2476" style:font-size-asian="10.5pt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size="12pt" officeooo:rsid="002142b9" officeooo:paragraph-rsid="002142b9" style:font-size-asian="10.5pt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size="12pt" officeooo:rsid="002c2476" officeooo:paragraph-rsid="002da6c4" style:font-size-asian="10.5pt"/>
    </style:style>
    <style:style style:name="P13" style:family="paragraph" style:parent-style-name="Text_20_body">
      <style:text-properties fo:font-size="12pt" officeooo:rsid="002142b9" officeooo:paragraph-rsid="002142b9" style:font-size-asian="10.5pt"/>
    </style:style>
    <style:style style:name="P14" style:family="paragraph" style:parent-style-name="Text_20_body">
      <style:text-properties fo:font-size="12pt" officeooo:rsid="0022e521" officeooo:paragraph-rsid="0022e521" style:font-size-asian="10.5pt"/>
    </style:style>
    <style:style style:name="P15" style:family="paragraph" style:parent-style-name="Text_20_body">
      <style:text-properties fo:font-variant="normal" fo:text-transform="none" fo:color="#000000" style:font-name="Roboto" fo:font-size="12pt" fo:letter-spacing="normal" fo:font-style="normal" fo:font-weight="normal" officeooo:rsid="0022e521" officeooo:paragraph-rsid="0022e521" style:font-size-asian="10.5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b4f56" style:font-name="Helvetica" fo:font-size="10.5pt" fo:letter-spacing="normal" fo:font-style="normal" fo:font-weight="normal" officeooo:rsid="0027c343" officeooo:paragraph-rsid="00582162" style:font-style-asian="italic" style:font-style-complex="italic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b4f56" style:font-name="Helvetica" fo:font-size="11pt" fo:letter-spacing="normal" fo:font-style="normal" fo:font-weight="normal" officeooo:rsid="0027c343" officeooo:paragraph-rsid="0027c343" style:font-size-asian="10.5pt" style:font-style-asian="italic" style:font-style-complex="italic"/>
    </style:style>
    <style:style style:name="P18" style:family="paragraph" style:parent-style-name="Text_20_body">
      <style:text-properties fo:font-variant="normal" fo:text-transform="none" fo:color="#000000" style:font-name="Roboto" fo:font-size="15pt" fo:letter-spacing="normal" fo:font-style="normal" fo:font-weight="normal" officeooo:paragraph-rsid="0023d7a2"/>
    </style:style>
    <style:style style:name="P19" style:family="paragraph" style:parent-style-name="Text_20_body">
      <style:text-properties fo:font-variant="normal" fo:text-transform="none" fo:color="#000000" style:font-name="Roboto" fo:font-size="12pt" fo:letter-spacing="normal" fo:font-style="normal" fo:font-weight="normal" officeooo:rsid="0022e521" officeooo:paragraph-rsid="0050272c" style:font-size-asian="10.5pt"/>
    </style:style>
    <style:style style:name="P20" style:family="paragraph" style:parent-style-name="Text_20_body">
      <style:paragraph-properties fo:margin-left="0in" fo:margin-right="0in" fo:orphans="2" fo:widows="2" fo:text-indent="0in" style:auto-text-indent="false"/>
      <style:text-properties fo:font-size="12pt" officeooo:paragraph-rsid="0050272c" style:font-size-asian="10.5pt"/>
    </style:style>
    <style:style style:name="T1" style:family="text">
      <style:text-properties fo:font-variant="normal" fo:text-transform="none" fo:color="#000000" style:font-name="Roboto" fo:letter-spacing="normal" fo:font-style="normal" fo:font-weight="normal"/>
    </style:style>
    <style:style style:name="T2" style:family="text">
      <style:text-properties fo:font-variant="normal" fo:text-transform="none" fo:color="#000000" style:font-name="Roboto" fo:letter-spacing="normal" fo:font-style="normal" fo:font-weight="normal" officeooo:rsid="002142b9"/>
    </style:style>
    <style:style style:name="T3" style:family="text">
      <style:text-properties fo:font-variant="normal" fo:text-transform="none" fo:color="#000000" style:font-name="Roboto" fo:letter-spacing="normal" fo:font-style="normal" fo:font-weight="normal" officeooo:rsid="0023d7a2"/>
    </style:style>
    <style:style style:name="T4" style:family="text">
      <style:text-properties fo:font-variant="normal" fo:text-transform="none" fo:color="#000000" style:font-name="Roboto" fo:letter-spacing="normal" fo:font-style="normal" fo:font-weight="normal" officeooo:rsid="0024792d"/>
    </style:style>
    <style:style style:name="T5" style:family="text">
      <style:text-properties fo:font-variant="normal" fo:text-transform="none" fo:color="#000000" style:font-name="Roboto" fo:font-size="15pt" fo:letter-spacing="normal" fo:font-style="normal" fo:font-weight="normal"/>
    </style:style>
    <style:style style:name="T6" style:family="text">
      <style:text-properties officeooo:rsid="002142b9"/>
    </style:style>
    <style:style style:name="T7" style:family="text">
      <style:text-properties officeooo:rsid="0022e521"/>
    </style:style>
    <style:style style:name="T8" style:family="text">
      <style:text-properties officeooo:rsid="0027eee6"/>
    </style:style>
    <style:style style:name="T9" style:family="text">
      <style:text-properties officeooo:rsid="00297a7b"/>
    </style:style>
    <style:style style:name="T10" style:family="text">
      <style:text-properties officeooo:rsid="002da6c4"/>
    </style:style>
    <style:style style:name="T11" style:family="text">
      <style:text-properties officeooo:rsid="0031a395"/>
    </style:style>
    <style:style style:name="T12" style:family="text">
      <style:text-properties officeooo:rsid="003a8291"/>
    </style:style>
    <style:style style:name="T13" style:family="text">
      <style:text-properties officeooo:rsid="003d065d"/>
    </style:style>
    <style:style style:name="T14" style:family="text">
      <style:text-properties fo:color="#000000" style:font-name="Arial"/>
    </style:style>
    <style:style style:name="T15" style:family="text">
      <style:text-properties fo:color="#000000" style:font-name="Arial" fo:font-size="11pt" style:font-size-asian="10.5pt"/>
    </style:style>
    <style:style style:name="T16" style:family="text">
      <style:text-properties fo:color="#000000" style:font-name="Arial" fo:font-size="11pt" officeooo:rsid="00448d80" style:font-size-asian="10.5pt"/>
    </style:style>
    <style:style style:name="T17" style:family="text">
      <style:text-properties fo:color="#000000" style:font-name="Arial" fo:font-size="11pt" officeooo:rsid="0047d361" style:font-size-asian="10.5pt"/>
    </style:style>
    <style:style style:name="T18" style:family="text">
      <style:text-properties fo:color="#000000" style:font-name="Arial" fo:font-size="11pt" officeooo:rsid="00582162" style:font-size-asian="10.5pt"/>
    </style:style>
    <style:style style:name="T19" style:family="text">
      <style:text-properties fo:color="#000000" style:font-name="Arial" fo:font-size="11pt" officeooo:rsid="005b7c7d" style:font-size-asian="10.5pt"/>
    </style:style>
    <style:style style:name="T20" style:family="text">
      <style:text-properties fo:color="#000000" style:font-name="Arial" fo:font-size="11pt" officeooo:rsid="005d19c9" style:font-size-asian="10.5pt"/>
    </style:style>
    <style:style style:name="T21" style:family="text">
      <style:text-properties fo:font-size="11pt" style:font-size-asian="10.5pt"/>
    </style:style>
    <style:style style:name="T22" style:family="text">
      <style:text-properties fo:font-size="11pt" officeooo:rsid="0028e342" style:font-size-asian="10.5pt"/>
    </style:style>
    <style:style style:name="T23" style:family="text">
      <style:text-properties fo:font-size="11pt" officeooo:rsid="0030a714" style:font-size-asian="10.5pt"/>
    </style:style>
    <style:style style:name="T24" style:family="text">
      <style:text-properties fo:font-size="11pt" officeooo:rsid="00435645" style:font-size-asian="10.5pt"/>
    </style:style>
    <style:style style:name="T25" style:family="text">
      <style:text-properties officeooo:rsid="0040de2d"/>
    </style:style>
    <style:style style:name="T26" style:family="text">
      <style:text-properties officeooo:rsid="00488273"/>
    </style:style>
    <style:style style:name="T27" style:family="text">
      <style:text-properties officeooo:rsid="00492d27"/>
    </style:style>
    <style:style style:name="T28" style:family="text">
      <style:text-properties officeooo:rsid="004b465b"/>
    </style:style>
    <style:style style:name="T29" style:family="text">
      <style:text-properties officeooo:rsid="004be007"/>
    </style:style>
    <style:style style:name="T30" style:family="text">
      <style:text-properties officeooo:rsid="004cb646"/>
    </style:style>
    <style:style style:name="T31" style:family="text">
      <style:text-properties officeooo:rsid="0050e158"/>
    </style:style>
    <style:style style:name="T32" style:family="text">
      <style:text-properties officeooo:rsid="00547f8f"/>
    </style:style>
    <style:style style:name="T33" style:family="text">
      <style:text-properties officeooo:rsid="00563652"/>
    </style:style>
    <style:style style:name="T34" style:family="text">
      <style:text-properties officeooo:rsid="005e53b8"/>
    </style:style>
    <style:style style:name="T35" style:family="text">
      <style:text-properties officeooo:rsid="006010f1"/>
    </style:style>
    <style:style style:name="T36" style:family="text">
      <style:text-properties officeooo:rsid="006057c5"/>
    </style:style>
    <style:style style:name="T37" style:family="text">
      <style:text-properties officeooo:rsid="00627f6e"/>
    </style:style>
    <style:style style:name="T38" style:family="text">
      <style:text-properties officeooo:rsid="0062d0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/Occupation/Organization</text:p>
      <text:p text:style-name="P1"/>
      <text:p text:style-name="P2">Founder/Software Engineer/CrowdPublish.TV</text:p>
      <text:p text:style-name="P1"/>
      <text:p text:style-name="P1"/>
      <text:p text:style-name="P4">Describe yourself or provide link to website or biography</text:p>
      <text:p text:style-name="P4"/>
      <text:p text:style-name="P6">Lisa Schaefer is the <text:span text:style-name="T8">Founder &amp; Software Engineer</text:span> of CrowdPublish.TV, a platform where storytellers raise crowdfunding for stories about classy characters. <text:span text:style-name="T12">CrowdPublish.TV is part of the ASU Venture Devils program.</text:span> </text:p>
      <text:p text:style-name="P6"/>
      <text:p text:style-name="P16">Dr. <text:span text:style-name="T21">Schaefer is the writer-producer of Lisa's 80s Catholic High School Movie </text:span><text:span text:style-name="T22">and</text:span><text:span text:style-name="T21"> Budget Justified: The Waste, Fraud &amp; Abuse of Government Workers. </text:span><text:span text:style-name="T24">She</text:span><text:span text:style-name="T15"> encourage</text:span><text:span text:style-name="T16">s society to </text:span><text:span text:style-name="T17">support</text:span><text:span text:style-name="T15"> stories about </text:span><text:span text:style-name="T20">everyday leaders</text:span><text:span text:style-name="T15">, </text:span><text:span text:style-name="T18">especially women in tech.</text:span><text:span text:style-name="T15"> She created CrowdPublish.TV so other storytellers could grow </text:span><text:span text:style-name="T19">their</text:span><text:span text:style-name="T15"> business</text:span><text:span text:style-name="T19">es </text:span><text:span text:style-name="T20">and</text:span><text:span text:style-name="T15"> </text:span><text:span text:style-name="T20">inundate</text:span><text:span text:style-name="T15"> </text:span><text:span text:style-name="T20">society with </text:span><text:span text:style-name="T15">the antithesis to people who are famous for being famous. </text:span></text:p>
      <text:p text:style-name="P17"><text:span text:style-name="T14"/></text:p>
      <text:p text:style-name="P5"><text:span text:style-name="T21">Dr. Schaefer earned her B.S.E., M.S., and Ph.D. in engineering from Arizona State University. </text:span><text:span text:style-name="T23">She</text:span><text:span text:style-name="T21"> was a simulation engine</text:span>er at <text:span text:style-name="T13">a think tank in Washington, DC and </text:span>taught <text:span text:style-name="T29">courses</text:span> at Marymount, American, and George Mason Universit<text:span text:style-name="T30">ies</text:span>. </text:p>
      <text:p text:style-name="P1"/>
      <text:p text:style-name="P4">Describe any speaking experience, including location and topic</text:p>
      <text:p text:style-name="P4"/>
      <text:p text:style-name="P7">ASU Venture Devils – Scottsdale, AZ – The antidote to Harvey Weinstein</text:p>
      <text:p text:style-name="P12">Publishing and Book Promotion – <text:span text:style-name="T11">Phoenix, AZ</text:span> – <text:span text:style-name="T10">Creative nonfiction: Women Engineers #metoo</text:span></text:p>
      <text:p text:style-name="P19">Fairfax Public Access Shows – Fairfax, VA – Panel discussions on Women in Tech, Host for Girls in Science, Future of Books</text:p>
      <text:p text:style-name="P20"><text:span text:style-name="T1">Rails Girls DC – </text:span><text:span text:style-name="T2">Washington, DC – </text:span><text:span text:style-name="T3">Women in Tech </text:span><text:span text:style-name="T4">panel</text:span></text:p>
      <text:p text:style-name="P8">Cascades Library – <text:span text:style-name="T6">Sterling, VA –</text:span> <text:span text:style-name="T9">Creative nonfiction: Women Engineers #metoo</text:span></text:p>
      <text:p text:style-name="P8">Ignite DC – <text:span text:style-name="T6">Washington, DC – The Future of Libraries</text:span></text:p>
      <text:p text:style-name="P10">DC Film Alliance – <text:span text:style-name="T6">Washington, DC – Creative nonfiction: Women Engineers #metoo</text:span></text:p>
      <text:p text:style-name="P8">Digital Capital Week – <text:span text:style-name="T6">Washington, DC</text:span> – <text:span text:style-name="T25">The Future of Books</text:span></text:p>
      <text:p text:style-name="P8">Net Squared – <text:span text:style-name="T6">Fairfax, VA – The Future of Books</text:span></text:p>
      <text:p text:style-name="P8">Ruby Users Group – <text:span text:style-name="T6">Arlington, VA – Turn your web application into a business</text:span></text:p>
      <text:p text:style-name="P11">Ruby Users Group – Washington, DC – <text:span text:style-name="T9">Get users to upload media to your</text:span> web application</text:p>
      <text:p text:style-name="P10">American Association of University Women – <text:span text:style-name="T6">Vienna, VA – Creative nonfiction: <text:s/>Women Engineers #metoo</text:span></text:p>
      <text:p text:style-name="P8">Women’s National Art Museum – <text:span text:style-name="T6">Washington, DC – The Future of TV</text:span></text:p>
      <text:p text:style-name="P8"><text:soft-page-break/>Podcast Alliance – <text:span text:style-name="T6">Falls Church, VA – Put your business presence into virtual worlds</text:span></text:p>
      <text:p text:style-name="P9">Winter Simulation Conference – <text:span text:style-name="T7">San Diego, CA – Driverless taxi system</text:span></text:p>
      <text:p text:style-name="P9">Advanced Simulation Technologies – <text:span text:style-name="T7">Boston, MA – Traffic simulation modeling </text:span></text:p>
      <text:p text:style-name="P9">The MITRE Corporation – <text:span text:style-name="T7">McLean, VA – Air traffic simulation modeling</text:span></text:p>
      <text:p text:style-name="P9">Federal Highway Administration – <text:span text:style-name="T7">McLean, VA – Traffic simulation modeling</text:span></text:p>
      <text:p text:style-name="P9">RAND Corporation – <text:span text:style-name="T7">Santa Monica, CA - Traffic simulation modeling</text:span></text:p>
      <text:p text:style-name="P9">Aerospace Corporation – <text:span text:style-name="T7">El Segundo, CA - Traffic simulation modeling</text:span></text:p>
      <text:p text:style-name="P9">Ford Motor Company – <text:span text:style-name="T7">Dearborn, MI - Traffic simulation modeling</text:span></text:p>
      <text:p text:style-name="P9">General Motors – <text:span text:style-name="T7">Warren, MI - Traffic simulation modeling</text:span></text:p>
      <text:p text:style-name="P9">National Institute of Standards &amp; Technology – <text:span text:style-name="T7">Gaithersburg, MD - Traffic simulation modeling</text:span></text:p>
      <text:p text:style-name="P9">Xi’an Jiaotong University – <text:span text:style-name="T7">Xi’an, China – Air traffic simulation modeling</text:span></text:p>
      <text:p text:style-name="P9">University of Toronto &amp; over 20 U.S. universities - <text:span text:style-name="T7">Traffic simulation modeling</text:span></text:p>
      <text:p text:style-name="P13">ASU – Intro to Engineering –<text:span text:style-name="T7"> semester course</text:span></text:p>
      <text:p text:style-name="P13">SMCC – Engineering Mechanics – semester course</text:p>
      <text:p text:style-name="P13">SCC – Engineering Mechanics, Intro to Engineering – <text:span text:style-name="T7">semester course</text:span></text:p>
      <text:p text:style-name="P14">Marymount University – Statistics – semester course</text:p>
      <text:p text:style-name="P15">George Mason University – Ruby software engineering – semester course</text:p>
      <text:p text:style-name="P18"/>
      <text:p text:style-name="P1"/>
      <text:p text:style-name="P4">Have you presented this topic at any other events, online or in person?</text:p>
      <text:p text:style-name="P1"/>
      <text:p text:style-name="P3">This is a new talk. </text:p>
      <text:p text:style-name="P1"/>
      <text:p text:style-name="P1"/>
      <text:p text:style-name="P4">In one sentence, what is the idea worth spreading?</text:p>
      <text:p text:style-name="P1"/>
      <text:p text:style-name="P3">Glorify Classy <text:span text:style-name="T26">people</text:span> in <text:span text:style-name="T31">stories &amp; digital</text:span> media</text:p>
      <text:p text:style-name="P1"/>
      <text:p text:style-name="P1"/>
      <text:p text:style-name="P4">Why would this topic be of interest to our attendees?</text:p>
      <text:p text:style-name="P1"/>
      <text:p text:style-name="P3"><text:soft-page-break/>The attendees and their network can Be the Change <text:span text:style-name="T37">of culture and media</text:span> <text:span text:style-name="T28">by talking about and sharing stories about Classy Characters</text:span>.</text:p>
      <text:p text:style-name="P1"/>
      <text:p text:style-name="P1"/>
      <text:p text:style-name="P4">How does this talk fit into our theme of "Voices"?</text:p>
      <text:p text:style-name="P1"/>
      <text:p text:style-name="P3">Society needs to <text:span text:style-name="T35">amplify more voices of</text:span> <text:span text:style-name="T36">classy characters</text:span> who are <text:span text:style-name="T32">role models and everyday leaders, rather than people who are famous for being famous</text:span>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Helvetica" svg:font-family="Helvetica, Arial, sans-serif"/>
    <style:font-face style:name="Roboto" svg:font-family="Roboto, RobotoDraft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19:44.158266943</meta:creation-date>
    <dc:date>2018-07-14T13:02:49.452648841</dc:date>
    <meta:editing-duration>P3DT8H3M29S</meta:editing-duration>
    <meta:editing-cycles>59</meta:editing-cycles>
    <meta:generator>LibreOffice/5.1.6.2$Linux_X86_64 LibreOffice_project/10m0$Build-2</meta:generator>
    <meta:document-statistic meta:table-count="0" meta:image-count="0" meta:object-count="0" meta:page-count="3" meta:paragraph-count="45" meta:word-count="536" meta:character-count="3730" meta:non-whitespace-character-count="3179"/>
  </office:meta>
</office:document-meta>
</file>